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30000022320A73D16AACDF9CF.png" manifest:media-type="image/png"/>
  <manifest:file-entry manifest:full-path="Pictures/100003F80000388E0000388E1B6DFBFCF619B55E.svg" manifest:media-type="image/svg+xml"/>
  <manifest:file-entry manifest:full-path="Pictures/100002010000022200000222D214BBAF932B48B0.png" manifest:media-type="image/png"/>
  <manifest:file-entry manifest:full-path="Pictures/1000057A000038720000387227BFB2261994A122.svg" manifest:media-type="image/svg+xml"/>
  <manifest:file-entry manifest:full-path="Pictures/100005740000387200003872BBAD0E918D74AEFE.svg" manifest:media-type="image/svg+xml"/>
  <manifest:file-entry manifest:full-path="Pictures/100002010000022200000222367DFC36CAA2D938.png" manifest:media-type="image/png"/>
  <manifest:file-entry manifest:full-path="Pictures/10000201000002230000022310B823BF3CED6E2F.png" manifest:media-type="image/png"/>
  <manifest:file-entry manifest:full-path="Pictures/10000B710000388E0000388E9A9413E9987EF458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3" style:family="paragraph" style:parent-style-name="Standard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4" style:family="paragraph" style:parent-style-name="Standard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5" style:family="paragraph" style:parent-style-name="Standard">
      <style:text-properties style:font-name="Liberation Sans" fo:font-size="10pt" style:text-underline-style="none" fo:font-weight="bold" officeooo:rsid="00084e60" officeooo:paragraph-rsid="00084e60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Liberation Sans" fo:font-size="10pt" style:text-underline-style="none" fo:font-weight="bold" officeooo:rsid="000cd104" officeooo:paragraph-rsid="000cd104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Liberation Sans" fo:font-size="9pt" fo:font-style="italic" style:text-underline-style="none" officeooo:rsid="00084e60" officeooo:paragraph-rsid="00084e60" style:font-size-asian="9pt" style:font-style-asian="italic" style:font-size-complex="9pt" style:font-style-complex="italic"/>
    </style:style>
    <style:style style:name="P8" style:family="paragraph" style:parent-style-name="Standard">
      <style:text-properties style:font-name="Liberation Sans" fo:font-size="9pt" fo:font-style="italic" style:text-underline-style="none" officeooo:rsid="000cd104" officeooo:paragraph-rsid="000cd104" style:font-size-asian="9pt" style:font-style-asian="italic" style:font-size-complex="9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style:text-underline-style="none" officeooo:rsid="0006a6fd" officeooo:paragraph-rsid="0006a6fd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99" style:font-name="Liberation Sans" fo:font-size="12pt" style:text-underline-style="none" fo:font-weight="normal" officeooo:rsid="00084e60" officeooo:paragraph-rsid="00084e6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99" style:font-name="Liberation Sans" fo:font-size="12pt" style:text-underline-style="none" officeooo:rsid="0006a6fd" officeooo:paragraph-rsid="0006a6fd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color="#000099" style:font-name="Liberation Sans" fo:font-size="12pt" style:text-underline-style="none" officeooo:rsid="000cd104" officeooo:paragraph-rsid="000cd104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color="#000099" style:font-name="FreeSerif" fo:font-size="40pt" style:text-underline-style="none" officeooo:rsid="0006a6fd" officeooo:paragraph-rsid="0006a6fd" style:font-size-asian="40pt" style:font-size-complex="40pt"/>
    </style:style>
    <style:style style:name="P14" style:family="paragraph" style:parent-style-name="Standard" style:master-page-name="Standard">
      <style:paragraph-properties style:page-number="auto"/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159baf" style:font-size-asian="10pt" style:font-size-complex="10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159baf" officeooo:paragraph-rsid="00159baf" style:font-size-asian="10pt" style:font-size-complex="10pt"/>
    </style:style>
    <style:style style:name="P18" style:family="paragraph" style:parent-style-name="Standard" style:list-style-name="L2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19" style:family="paragraph" style:parent-style-name="Standard" style:list-style-name="L3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20" style:family="paragraph" style:parent-style-name="Standard" style:list-style-name="L4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21" style:family="paragraph" style:parent-style-name="Standard">
      <style:text-properties style:font-name="Liberation Sans" fo:font-size="10pt" style:text-underline-style="none" fo:font-weight="bold" officeooo:rsid="000cd104" officeooo:paragraph-rsid="000cd104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Liberation Sans" fo:font-size="9pt" fo:font-style="italic" style:text-underline-style="none" officeooo:rsid="000cd104" officeooo:paragraph-rsid="000cd104" style:font-size-asian="9pt" style:font-style-asian="italic" style:font-size-complex="9pt" style:font-style-complex="italic"/>
    </style:style>
    <style:style style:name="P23" style:family="paragraph" style:parent-style-name="Footer">
      <style:paragraph-properties fo:text-align="start" style:justify-single-word="false"/>
      <style:text-properties style:font-name="Liberation Sans" fo:font-size="9pt" officeooo:rsid="001c30a9" officeooo:paragraph-rsid="001c30a9" style:font-size-asian="9pt" style:font-size-complex="9pt"/>
    </style:style>
    <style:style style:name="P24" style:family="paragraph" style:parent-style-name="Footer">
      <style:paragraph-properties fo:text-align="start" style:justify-single-word="false"/>
      <style:text-properties style:font-name="Liberation Sans" fo:font-size="9pt" style:text-underline-style="none" officeooo:rsid="001c30a9" officeooo:paragraph-rsid="001c30a9" style:font-size-asian="9pt" style:font-size-complex="9pt"/>
    </style:style>
    <style:style style:name="P25" style:family="paragraph">
      <loext:graphic-properties draw:fill="solid" draw:fill-color="#d9d9d9"/>
      <style:paragraph-properties fo:text-align="start"/>
    </style:style>
    <style:style style:name="P26" style:family="paragraph">
      <loext:graphic-properties draw:fill="solid" draw:fill-color="#a6a6a6"/>
      <style:paragraph-properties fo:text-align="start"/>
    </style:style>
    <style:style style:name="P27" style:family="paragraph">
      <loext:graphic-properties draw:fill="solid" draw:fill-color="#ffffff"/>
      <style:paragraph-properties fo:text-align="start"/>
    </style:style>
    <style:style style:name="P28" style:family="paragraph">
      <loext:graphic-properties draw:fill="none"/>
      <style:paragraph-properties fo:text-align="start"/>
    </style:style>
    <style:style style:name="P29" style:family="paragraph">
      <loext:graphic-properties draw:fill="solid" draw:fill-color="#000099"/>
      <style:paragraph-properties fo:text-align="start"/>
    </style:style>
    <style:style style:name="P30" style:family="paragraph">
      <style:paragraph-properties fo:margin-top="0cm" fo:margin-bottom="0cm" fo:line-height="100%" fo:text-align="center"/>
    </style:style>
    <style:style style:name="P31" style:family="paragraph">
      <loext:graphic-properties draw:fill="none"/>
      <style:paragraph-properties fo:margin-top="0cm" fo:margin-bottom="0cm" fo:line-height="100%" fo:text-align="center"/>
      <style:text-properties style:font-name="FreeSerif" fo:font-style="normal" style:font-style-asian="normal" style:font-style-complex="normal"/>
    </style:style>
    <style:style style:name="T1" style:family="text">
      <style:text-properties officeooo:rsid="000c7854"/>
    </style:style>
    <style:style style:name="T2" style:family="text">
      <style:text-properties officeooo:rsid="00145c00"/>
    </style:style>
    <style:style style:name="T3" style:family="text">
      <style:text-properties officeooo:rsid="00159baf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FreeSerif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26cm" draw:fill="solid" draw:fill-color="#d9d9d9" draw:textarea-vertical-align="middle" draw:auto-grow-height="false" draw:fit-to-size="false" fo:min-height="1.65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fill="solid" draw:fill-color="#a6a6a6" draw:textarea-vertical-align="middle" draw:auto-grow-height="false" draw:fit-to-size="false" fo:min-height="0.38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draw:fill="solid" draw:fill-color="#d9d9d9" draw:textarea-vertical-align="middle" draw:auto-grow-height="false" draw:fit-to-size="false" fo:min-height="0.13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6cm" draw:fill="solid" draw:fill-color="#ffffff" draw:textarea-vertical-align="middle" draw:auto-grow-height="false" draw:fit-to-size="false" fo:min-height="2.215cm" fo:min-width="1.961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6" style:family="graphic">
      <style:graphic-properties draw:stroke="solid" svg:stroke-width="0.053cm" svg:stroke-color="#a6a6a6" draw:fill="none" draw:textarea-vertical-align="middle" draw:auto-grow-height="false" draw:fit-to-size="false" fo:min-height="1.993cm" fo:min-width="1.739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7" style:family="graphic">
      <style:graphic-properties draw:stroke="none" svg:stroke-width="0.026cm" draw:fill="solid" draw:fill-color="#000099" draw:textarea-vertical-align="middle" draw:auto-grow-height="false" draw:fit-to-size="false" fo:min-height="1.619cm" fo:min-width="1.365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fo:min-height="1.653cm" fo:min-width="2.143cm" fo:padding-top="0.127cm" fo:padding-bottom="0.127cm" fo:padding-left="0.254cm" fo:padding-right="0.254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custom-shape text:anchor-type="paragraph" draw:z-index="0" draw:name="Rectangle 53" draw:style-name="gr1" draw:text-style-name="P25" svg:width="20.991cm" svg:height="1.904cm" svg:x="-1.683cm" svg:y="-0.83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Rectangle 52" draw:style-name="gr2" draw:text-style-name="P26" svg:width="20.991cm" svg:height="0.634cm" svg:x="-1.683cm" svg:y="1.2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3" draw:style-name="gr4"><draw:custom-shape draw:name="Oval 50" draw:style-name="gr5" draw:text-style-name="P27" svg:width="3.493cm" svg:height="3.493cm" svg:x="7.017cm" svg:y="-1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9" draw:style-name="gr6" draw:text-style-name="P28" svg:width="3.176cm" svg:height="3.176cm" svg:x="7.14cm" svg:y="-0.84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8" draw:style-name="gr7" draw:text-style-name="P29" svg:width="2.647cm" svg:height="2.647cm" svg:x="7.405cm" svg:y="-0.56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32" draw:style-name="gr8" draw:text-style-name="P31" svg:width="2.65cm" svg:height="1.906cm" svg:x="7.474cm" svg:y="-0.331cm"><text:p text:style-name="P30"><text:span text:style-name="T4">E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3"><draw:custom-shape text:anchor-type="paragraph" draw:z-index="2" draw:name="Rectangle 51" draw:style-name="gr3" draw:text-style-name="P25" svg:width="20.991cm" svg:height="0.384cm" svg:x="-1.683cm" svg:y="-0.23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liel Parra</text:p>
      <text:p text:style-name="P9">TECHNICAL PROJECT MANAGER</text:p>
      <text:p text:style-name="P2"/>
      <text:p text:style-name="P2"/>
      <text:p text:style-name="P11">PROFILE</text:p>
      <text:p text:style-name="P1"/>
      <text:p text:style-name="P1">Leader of software engineering projects that involve different business areas, with participation from operational level teams up to strategic. With abilities to:</text:p>
      <text:p text:style-name="P1"/>
      <text:p text:style-name="P1">Build high performance teams, including individuals in the accomplishment of the goals.</text:p>
      <text:p text:style-name="P1">Create applications and services for millions of consumers, and transform technological platforms that support businesses around the globe.</text:p>
      <text:p text:style-name="P1">Account for projects execution and success, emphasizing results, efficient use of resources, and creation of value.</text:p>
      <text:p text:style-name="P1"/>
      <text:p text:style-name="P12">SKILLS</text:p>
      <text:p text:style-name="P4"/>
      <text:section text:style-name="Sect2" text:name="Sección1">
        <text:list xml:id="list5953192683519627804" text:style-name="L1">
          <text:list-item>
            <text:p text:style-name="P15">Leadership</text:p>
          </text:list-item>
          <text:list-item>
            <text:p text:style-name="P15">Team <text:span text:style-name="T3">building</text:span></text:p>
          </text:list-item>
          <text:list-item>
            <text:p text:style-name="P15">Team management.</text:p>
          </text:list-item>
          <text:list-item>
            <text:p text:style-name="P15">Project planning</text:p>
          </text:list-item>
          <text:list-item>
            <text:p text:style-name="P15">PMO</text:p>
          </text:list-item>
          <text:list-item>
            <text:p text:style-name="P15">Business development</text:p>
          </text:list-item>
          <text:list-item>
            <text:p text:style-name="P15">E-commerce</text:p>
          </text:list-item>
          <text:list-item>
            <text:p text:style-name="P15">Business Intelligence</text:p>
          </text:list-item>
          <text:list-item>
            <text:p text:style-name="P15">Agile <text:span text:style-name="T2">and Waterfall</text:span></text:p>
          </text:list-item>
          <text:list-item>
            <text:p text:style-name="P15">PMI</text:p>
          </text:list-item>
          <text:list-item>
            <text:p text:style-name="P15">Public speaking.</text:p>
          </text:list-item>
          <text:list-item>
            <text:p text:style-name="P15">Critical thinking.</text:p>
          </text:list-item>
          <text:list-item>
            <text:p text:style-name="P15">PHP</text:p>
          </text:list-item>
          <text:list-item>
            <text:p text:style-name="P17">Python</text:p>
          </text:list-item>
          <text:list-item>
            <text:p text:style-name="P16">JavaScript</text:p>
          </text:list-item>
          <text:list-item>
            <text:p text:style-name="P15">HTML</text:p>
          </text:list-item>
          <text:list-item>
            <text:p text:style-name="P15">MySQL</text:p>
          </text:list-item>
          <text:list-item>
            <text:p text:style-name="P15">PostgreSQL</text:p>
          </text:list-item>
          <text:list-item>
            <text:p text:style-name="P15">Redis</text:p>
          </text:list-item>
          <text:list-item>
            <text:p text:style-name="P15">Memcached</text:p>
          </text:list-item>
          <text:list-item>
            <text:p text:style-name="P15">Linux</text:p>
          </text:list-item>
          <text:list-item>
            <text:p text:style-name="P15">Git</text:p>
          </text:list-item>
          <text:list-item>
            <text:p text:style-name="P15">GitHub</text:p>
          </text:list-item>
          <text:list-item>
            <text:p text:style-name="P17">JIRA</text:p>
          </text:list-item>
          <text:list-item>
            <text:p text:style-name="P16">Splunk</text:p>
          </text:list-item>
          <text:list-item>
            <text:p text:style-name="P15">Microsoft Excel</text:p>
          </text:list-item>
        </text:list>
      </text:section>
      <text:p text:style-name="P1"/>
      <text:p text:style-name="P10"/>
      <text:p text:style-name="P10">PROFESSIONAL EXPERIENCE</text:p>
      <text:p text:style-name="P3"/>
      <text:p text:style-name="P5">Technical Project Manager | Groupon</text:p>
      <text:p text:style-name="P7">Santiago, Chile | September 2013 – <text:span text:style-name="T1">February 2017</text:span></text:p>
      <text:p text:style-name="P3"/>
      <text:p text:style-name="P3">Lead software engineering projects through the coordination of multidisciplinary and globally distributed teams to serve users in more than 35 countries. </text:p>
      <text:p text:style-name="P3"/>
      <text:p text:style-name="P3">Main achievements:</text:p>
      <text:p text:style-name="P3"/>
      <text:p text:style-name="P3">Transformation of LATAM’s sales platform (2014):</text:p>
      <text:list xml:id="list7251632610359699139" text:style-name="L2">
        <text:list-item>
          <text:p text:style-name="P18">Increment of sales in range of hundreds of thousands of dollars. </text:p>
        </text:list-item>
        <text:list-item>
          <text:p text:style-name="P18">Simplification of operational processes providing more consistent results.</text:p>
        </text:list-item>
        <text:list-item>
          <text:p text:style-name="P18">Increment of technical platform stability.</text:p>
        </text:list-item>
        <text:list-item>
          <text:p text:style-name="P18">Improvement of consumer-facing applications usability.</text:p>
        </text:list-item>
      </text:list>
      <text:p text:style-name="P3"/>
      <text:p text:style-name="P3">Migration of EMEA’s technical platform:</text:p>
      <text:list xml:id="list4411737406053888405" text:style-name="L3">
        <text:list-item>
          <text:p text:style-name="P19">Drop of operating costs in range of millions of dollars.</text:p>
        </text:list-item>
        <text:list-item>
          <text:p text:style-name="P19">Increment of speed and reliability of front-end applications.</text:p>
        </text:list-item>
      </text:list>
      <text:p text:style-name="P3"/>
      <text:p text:style-name="P3"><text:soft-page-break/>Build out of US’s geo-redundancy platform:</text:p>
      <text:list xml:id="list1054117308349877269" text:style-name="L4">
        <text:list-item>
          <text:p text:style-name="P20">Increment of systems reliability and recovery capacity.</text:p>
        </text:list-item>
        <text:list-item>
          <text:p text:style-name="P20">Guarantee of systems operations continuity.</text:p>
        </text:list-item>
      </text:list>
      <text:p text:style-name="P3"/>
      <text:p text:style-name="P6">Software Development Engineer | Groupon</text:p>
      <text:p text:style-name="P8">Santiago, Chile | December 2012 – September 2013</text:p>
      <text:p text:style-name="P4"/>
      <text:p text:style-name="P4">Develop, as part of a team, the new technological platform, and build tools to support different business areas in 7 countries. </text:p>
      <text:p text:style-name="P4">Main achievements:</text:p>
      <text:p text:style-name="P4">Transformation of LATAM’s sales platform (2013):</text:p>
      <text:p text:style-name="P4">Increment of user satisfaction.</text:p>
      <text:p text:style-name="P4">Increment of consumer-facing application speed and reliability.</text:p>
      <text:p text:style-name="P4"/>
      <text:p text:style-name="P4">Development of tools to support operations:</text:p>
      <text:p text:style-name="P4">Simplification of operational processes in marketing and sales. </text:p>
      <text:p text:style-name="P4">Increment of offer through the addition of new features. </text:p>
      <text:p text:style-name="P4"/>
      <text:p text:style-name="P6">Software Developer | Rialfi Consulting</text:p>
      <text:p text:style-name="P8">Caracas, Venezuela | June 2011 – December 2012</text:p>
      <text:p text:style-name="P4"/>
      <text:p text:style-name="P4">Build, as part of a team, a fast development tool, and a National scope system for government information, control and auditing. </text:p>
      <text:p text:style-name="P4">Main achievements:</text:p>
      <text:p text:style-name="P4">Assembly a development team using Scrum and XP.</text:p>
      <text:p text:style-name="P4">Build a fast development tool based on ExtJS (JavaScript), CodeIgniter (PHP), and PostgreSQL.</text:p>
      <text:p text:style-name="P4">Develop a management and information system that allowed more transparency of all the Venezuelan police forces. </text:p>
      <text:p text:style-name="P4"/>
      <text:p text:style-name="P6">Software Developer | Game Control Systems</text:p>
      <text:p text:style-name="P8">Caracas, Venezuela | March 2008 - June 2010</text:p>
      <text:p text:style-name="P4"/>
      <text:p text:style-name="P4">Research new software development technologies, creation of a knowledge base, and development of an ERP.</text:p>
      <text:p text:style-name="P4"/>
      <text:p text:style-name="P12"/>
      <text:p text:style-name="P12">EDUCATION</text:p>
      <text:p text:style-name="P4"/>
      <text:p text:style-name="P4">Computer Engineering | Universidad Católica Andrés Bello</text:p>
      <text:p text:style-name="P4">Caracas, Venezuela | 2006</text:p>
      <text:p text:style-name="P4"/>
      <text:p text:style-name="P4">Completed 70% towards a Computer Engineering degree.</text:p>
      <text:p text:style-name="P4"/>
      <text:p text:style-name="P12"/>
      <text:p text:style-name="P12">REFERENCES</text:p>
      <text:p text:style-name="P4"/>
      <text:section text:style-name="Sect3" text:name="Sección2">
        <text:p text:style-name="P4">Juan García</text:p>
        <text:p text:style-name="P4">juangarcia@groupon.com</text:p>
        <text:p text:style-name="P4"/>
        <text:p text:style-name="P4">Thiago Costa</text:p>
        <text:p text:style-name="P4">thiago@arroadie.com</text:p>
        <text:p text:style-name="P4"/>
        <text:p text:style-name="P4">Wil Álvarez</text:p>
        <text:p text:style-name="P4">wil.alvarez@groupon.com</text:p>
        <text:p text:style-name="P4"/>
        <text:p text:style-name="P4">Richie Vos</text:p>
        <text:p text:style-name="P4">richie@groupon.com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draw:stroke-dash draw:name="Dash_20_1" draw:display-name="Dash 1" draw:style="round" draw:dots1="1" draw:dots1-length="88%" draw:distance="8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language="en" fo:country="US"/>
    </style:style>
    <style:style style:name="Footer_20_Char" style:display-name="Footer Char" style:family="text" style:parent-style-name="Default_20_Paragraph_20_Font">
      <style:text-properties fo:language="en" fo:country="US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78be5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2" style:display-name="ListLabel 22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3" style:display-name="ListLabel 23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4" style:display-name="ListLabel 24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5" style:display-name="ListLabel 25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6" style:display-name="ListLabel 26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7" style:display-name="ListLabel 27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8" style:display-name="ListLabel 2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9" style:display-name="ListLabel 29" style:family="text">
      <style:text-properties style:font-name="Lato Regular" fo:font-family="'Lato Regular'" style:font-family-generic="roman" style:font-pitch="variable" fo:font-size="11pt" fo:font-weight="bold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39" style:display-name="ListLabel 39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ans" fo:font-size="9pt" officeooo:rsid="001c30a9" officeooo:paragraph-rsid="001c30a9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Liberation Sans" fo:font-size="9pt" style:text-underline-style="none" officeooo:rsid="001c30a9" officeooo:paragraph-rsid="001c30a9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page-layout style:name="Mpm1">
      <style:page-layout-properties fo:page-width="21.59cm" fo:page-height="27.94cm" style:num-format="1" style:print-orientation="portrait" fo:margin-top="1cm" fo:margin-bottom="1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Sección3">
          <text:p text:style-name="MP1"><draw:frame draw:style-name="Mfr1" draw:name="Imagen1" text:anchor-type="paragraph" svg:x="0.859cm" svg:y="-0.335cm" svg:width="0.7cm" svg:height="0.7cm" draw:z-index="5"><draw:image xlink:href="Pictures/100005740000387200003872BBAD0E918D74AEFE.svg" xlink:type="simple" xlink:show="embed" xlink:actuate="onLoad"/><draw:image xlink:href="Pictures/100002010000022200000222367DFC36CAA2D938.png" xlink:type="simple" xlink:show="embed" xlink:actuate="onLoad"/></draw:frame></text:p>
          <text:p text:style-name="MP1">Santiago, Chile</text:p>
          <text:p text:style-name="MP2"><draw:frame draw:style-name="Mfr1" draw:name="Imagen2" text:anchor-type="paragraph" svg:x="0.958cm" svg:y="-0.335cm" svg:width="0.7cm" svg:height="0.7cm" draw:z-index="7"><draw:image xlink:href="Pictures/10000B710000388E0000388E9A9413E9987EF458.svg" xlink:type="simple" xlink:show="embed" xlink:actuate="onLoad"/><draw:image xlink:href="Pictures/10000201000002230000022310B823BF3CED6E2F.png" xlink:type="simple" xlink:show="embed" xlink:actuate="onLoad"/></draw:frame></text:p>
          <text:p text:style-name="MP1">+56 9 5725 5187</text:p>
          <text:p text:style-name="MP1"><draw:frame draw:style-name="Mfr1" draw:name="Imagen3" text:anchor-type="paragraph" svg:x="1.155cm" svg:y="-0.335cm" svg:width="0.7cm" svg:height="0.7cm" draw:z-index="9"><draw:image xlink:href="Pictures/1000057A000038720000387227BFB2261994A122.svg" xlink:type="simple" xlink:show="embed" xlink:actuate="onLoad"/><draw:image xlink:href="Pictures/100002010000022200000222D214BBAF932B48B0.png" xlink:type="simple" xlink:show="embed" xlink:actuate="onLoad"/></draw:frame></text:p>
          <text:p text:style-name="MP1">elielparra@gmail.com</text:p>
          <text:p text:style-name="MP1"><draw:frame draw:style-name="Mfr1" draw:name="Imagen4" text:anchor-type="paragraph" svg:x="1.478cm" svg:y="-0.335cm" svg:width="0.7cm" svg:height="0.7cm" draw:z-index="11"><draw:image xlink:href="Pictures/100003F80000388E0000388E1B6DFBFCF619B55E.svg" xlink:type="simple" xlink:show="embed" xlink:actuate="onLoad"/><draw:image xlink:href="Pictures/10000201000002230000022320A73D16AACDF9CF.png" xlink:type="simple" xlink:show="embed" xlink:actuate="onLoad"/></draw:frame></text:p>
          <text:p text:style-name="MP1">linkedin.com/in/eliel-parra/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el Parra</meta:initial-creator>
    <meta:editing-cycles>53</meta:editing-cycles>
    <meta:print-date>2016-12-04T17:00:00</meta:print-date>
    <meta:creation-date>2016-12-04T17:00:00</meta:creation-date>
    <dc:date>2017-03-20T04:11:58.127370201</dc:date>
    <meta:editing-duration>PT1H21M7S</meta:editing-duration>
    <meta:generator>LibreOffice/5.1.6.2$Linux_X86_64 LibreOffice_project/10m0$Build-2</meta:generator>
    <meta:document-statistic meta:table-count="0" meta:image-count="4" meta:object-count="0" meta:page-count="2" meta:paragraph-count="87" meta:word-count="474" meta:character-count="3265" meta:non-whitespace-character-count="2902"/>
    <meta:user-defined meta:name="AppVersion">14.0000</meta:user-defined>
    <meta:user-defined meta:name="Company">Group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